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91011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 style:list-style-name="WWNum1" style:master-page-name="First_20_Page">
      <style:paragraph-properties fo:text-align="center" style:justify-single-word="false"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55b1c"/>
    </style:style>
    <style:style style:name="T4" style:family="text">
      <style:text-properties officeooo:rsid="0008f75d"/>
    </style:style>
    <style:style style:name="T5" style:family="text">
      <style:text-properties officeooo:rsid="000909e7"/>
    </style:style>
    <style:style style:name="T6" style:family="text">
      <style:text-properties officeooo:rsid="00091011"/>
    </style:style>
    <style:style style:name="T7" style:family="text">
      <style:text-properties officeooo:rsid="000dab57"/>
    </style:style>
    <style:style style:name="T8" style:family="text">
      <style:text-properties officeooo:rsid="000f0d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53645005" text:style-name="WWNum1">
        <text:list-header>
          <text:h text:style-name="P6" text:outline-level="1">Curso básico Fluter</text:h>
        </text:list-header>
      </text:list>
      <text:list xml:id="list1480435146" text:style-name="Outline">
        <text:list-item>
          <text:h text:style-name="P5" text:outline-level="1">Tutorial</text:h>
        </text:list-item>
      </text:list>
      <text:p text:style-name="Standard"/>
      <text:p text:style-name="Standard">Fecha de Creación: 5-6-2018</text:p>
      <text:p text:style-name="Standard">Idioma:Castellano</text:p>
      <text:p text:style-name="P1">Link del curso:</text:p>
      <text:p text:style-name="P1"><text:tab/><text:tab/><text:tab/><text:a xlink:type="simple" xlink:href="https://www.youtube.com/watch?v=SUINwMn4Tcw" text:style-name="Internet_20_link" text:visited-style-name="Visited_20_Internet_20_Link">1 Qué es Flutter?</text:a></text:p>
      <text:p text:style-name="P1"><text:tab/><text:tab/><text:tab/><text:a xlink:type="simple" xlink:href="https://www.youtube.com/watch?v=_f-LLrfxnEw" text:style-name="Internet_20_link" text:visited-style-name="Visited_20_Internet_20_Link">2 instalar Android Estudio</text:a></text:p>
      <text:p text:style-name="P1"><text:tab/><text:tab/><text:tab/><text:a xlink:type="simple" xlink:href="https://www.youtube.com/watch?v=zuR2mz0tsLM" text:style-name="Internet_20_link" text:visited-style-name="Visited_20_Internet_20_Link">3 instalar visual estudio code</text:a></text:p>
      <text:p text:style-name="P1"><text:tab/><text:tab/><text:tab/><text:a xlink:type="simple" xlink:href="https://www.youtube.com/watch?v=y0uf-a3jWbQ&amp;t=38s" text:style-name="Internet_20_link" text:visited-style-name="Visited_20_Internet_20_Link">4 Como instalar Git</text:a></text:p>
      <text:p text:style-name="P1"><text:tab/><text:tab/><text:tab/><text:a xlink:type="simple" xlink:href="https://www.youtube.com/watch?v=5FJyUIE4hi0" text:style-name="Internet_20_link" text:visited-style-name="Visited_20_Internet_20_Link">5 Genymotion</text:a></text:p>
      <text:p text:style-name="P1"><text:tab/><text:tab/><text:tab/><text:a xlink:type="simple" xlink:href="https://www.youtube.com/watch?v=xeEp9opvVMM" text:style-name="Internet_20_link" text:visited-style-name="Visited_20_Internet_20_Link">6 Configurar Android Studio y VSCode</text:a></text:p>
      <text:p text:style-name="P1"><text:tab/><text:tab/><text:tab/><text:a xlink:type="simple" xlink:href="https://www.youtube.com/watch?v=I4Z3OqpE8tc" text:style-name="Internet_20_link" text:visited-style-name="Visited_20_Internet_20_Link">7 Correr nuestra primera aplicación</text:a></text:p>
      <text:p text:style-name="P1"><text:tab/><text:tab/><text:tab/><text:a xlink:type="simple" xlink:href="https://www.youtube.com/watch?v=c_-d1Cahex0" text:style-name="Internet_20_link" text:visited-style-name="Visited_20_Internet_20_Link">8 desde la línea de comandos</text:a></text:p>
      <text:p text:style-name="P1"><text:tab/><text:tab/><text:tab/><text:a xlink:type="simple" xlink:href="https://www.youtube.com/watch?v=30JelDg9fAg&amp;index=9&amp;list=PLl_hIu4u7P6672anZPqgEkWTQkSBOL56_" text:style-name="Internet_20_link" text:visited-style-name="Visited_20_Internet_20_Link">9 Hola mundo</text:a></text:p>
      <text:p text:style-name="P1"><text:tab/><text:tab/><text:tab/><text:a xlink:type="simple" xlink:href="https://www.youtube.com/watch?v=OkpPKQHQi_8&amp;feature=youtu.be" text:style-name="Internet_20_link" text:visited-style-name="Visited_20_Internet_20_Link"><text:span text:style-name="T3">10 Construyendo una app, ejemplo de flutter</text:span></text:a></text:p>
      <text:p text:style-name="P1"><text:tab/><text:tab/><text:tab/><text:a xlink:type="simple" xlink:href="https://www.youtube.com/watch?v=Il9pN1elSY4&amp;feature=share" text:style-name="Internet_20_link" text:visited-style-name="Visited_20_Internet_20_Link"><text:span text:style-name="T4">11 Usando un paquete externo</text:span></text:a></text:p>
      <text:p text:style-name="P2"><text:tab/><text:tab/><text:tab/><text:a xlink:type="simple" xlink:href="https://www.youtube.com/watch?v=5L2GVUt0mUk" text:style-name="Internet_20_link" text:visited-style-name="Visited_20_Internet_20_Link"><text:span text:style-name="T5">12 Añadiendo un statefull</text:span></text:a></text:p>
      <text:p text:style-name="P1"><text:tab/><text:tab/><text:tab/><text:a xlink:type="simple" xlink:href="https://www.youtube.com/watch?v=tZwkVJXoBVU" text:style-name="Internet_20_link" text:visited-style-name="Visited_20_Internet_20_Link"><text:span text:style-name="T6">13 Listview con scrool infinito</text:span></text:a></text:p>
      <text:p text:style-name="P1"><text:tab/><text:tab/><text:tab/><text:a xlink:type="simple" xlink:href="https://www.youtube.com/watch?v=CeqKA_GOwSM" text:style-name="Internet_20_link" text:visited-style-name="Visited_20_Internet_20_Link"><text:span text:style-name="T6">14 mejorando nuestro listview</text:span></text:a></text:p>
      <text:p text:style-name="P1"><text:tab/><text:tab/><text:tab/><text:a xlink:type="simple" xlink:href="https://www.youtube.com/watch?v=HowwSG4fvhQ" text:style-name="Internet_20_link" text:visited-style-name="Visited_20_Internet_20_Link"><text:span text:style-name="T8">15 Añadiendo interactividad</text:span></text:a></text:p>
      <text:p text:style-name="P1"><text:tab/><text:tab/><text:tab/></text:p>
      <text:p text:style-name="P1"><text:tab/><text:tab/><text:tab/><text:a xlink:type="simple" xlink:href="https://www.youtube.com/watch?v=dDZ-NOTjXiA&amp;feature=share" text:style-name="Internet_20_link" text:visited-style-name="Visited_20_Internet_20_Link">1 Que es Dart?</text:a></text:p>
      <text:p text:style-name="P1"><text:tab/><text:tab/><text:tab/><text:a xlink:type="simple" xlink:href="https://www.youtube.com/watch?v=zPwMb5HW8wc&amp;feature=share" text:style-name="Internet_20_link" text:visited-style-name="Visited_20_Internet_20_Link">2 nuestro primer programa</text:a></text:p>
      <text:p text:style-name="P1"><text:tab/><text:tab/><text:tab/><text:a xlink:type="simple" xlink:href="https://www.youtube.com/watch?v=2I1QZoIb4w0&amp;feature=share" text:style-name="Internet_20_link" text:visited-style-name="Visited_20_Internet_20_Link">3 Variable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0</meta:editing-cycles>
    <meta:creation-date>2018-03-07T12:45:00</meta:creation-date>
    <dc:date>2018-06-26T16:11:20.558000000</dc:date>
    <meta:editing-duration>PT7H52M50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27" meta:word-count="98" meta:character-count="661" meta:non-whitespace-character-count="5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